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72a0" officeooo:paragraph-rsid="000872a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872a0" officeooo:paragraph-rsid="000872a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c107b" officeooo:paragraph-rsid="000c107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d5a98" officeooo:paragraph-rsid="000d5a9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f0319" officeooo:paragraph-rsid="000f031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1216ee" officeooo:paragraph-rsid="001216e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3b19d" officeooo:paragraph-rsid="0013b19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9f4fa" officeooo:paragraph-rsid="0009f4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d5a98" officeooo:paragraph-rsid="000d5a9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f0319" officeooo:paragraph-rsid="000f031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face7" officeooo:paragraph-rsid="000face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27db1" officeooo:paragraph-rsid="00127db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0c107b" officeooo:paragraph-rsid="000c107b" fo:background-color="#1e1e1e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0f0319" officeooo:paragraph-rsid="000f0319" fo:background-color="#1e1e1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officeooo:rsid="000a50ea"/>
    </style:style>
    <style:style style:name="T2" style:family="text">
      <style:text-properties fo:font-weight="bold" officeooo:rsid="000a50e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fo:font-weight="normal" officeooo:rsid="000d5a98" style:font-size-asian="10.5pt" style:font-weight-asian="normal" style:font-size-complex="12pt" style:font-weight-complex="normal"/>
    </style:style>
    <style:style style:name="T6" style:family="text">
      <style:text-properties fo:color="#808080"/>
    </style:style>
    <style:style style:name="T7" style:family="text">
      <style:text-properties fo:color="#808080" fo:font-size="12pt" officeooo:rsid="000d5a98" style:font-size-asian="10.5pt" style:font-weight-asian="normal" style:font-size-complex="12pt" style:font-weight-complex="normal"/>
    </style:style>
    <style:style style:name="T8" style:family="text">
      <style:text-properties fo:color="#569cd6"/>
    </style:style>
    <style:style style:name="T9" style:family="text">
      <style:text-properties fo:color="#569cd6" fo:font-size="12pt" officeooo:rsid="000d5a98" style:font-size-asian="10.5pt" style:font-weight-asian="normal" style:font-size-complex="12pt" style:font-weight-complex="normal"/>
    </style:style>
    <style:style style:name="T10" style:family="text">
      <style:text-properties fo:color="#9cdcfe"/>
    </style:style>
    <style:style style:name="T11" style:family="text">
      <style:text-properties fo:color="#ce9178"/>
    </style:style>
    <style:style style:name="T12" style:family="text">
      <style:text-properties fo:color="#ce9178" officeooo:rsid="000f0319"/>
    </style:style>
    <style:style style:name="T13" style:family="text">
      <style:text-properties officeooo:rsid="000face7"/>
    </style:style>
    <style:style style:name="T14" style:family="text">
      <style:text-properties fo:color="#d7ba7d"/>
    </style:style>
    <style:style style:name="T15" style:family="text">
      <style:text-properties fo:color="#b5cea8"/>
    </style:style>
    <style:style style:name="T16" style:family="text">
      <style:text-properties fo:color="#dcdcaa"/>
    </style:style>
    <style:style style:name="T17" style:family="text">
      <style:text-properties officeooo:rsid="001374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Rural do Rio de Janei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rabalho de Introdução a Sistemas We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uilherme Pires R. Paes</text:p>
      <text:p text:style-name="P1"/>
      <text:p text:style-name="P1">Isabelle Maia Marti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ropédica</text:p>
      <text:p text:style-name="P1">2017</text:p>
      <text:p text:style-name="P1"><text:soft-page-break/></text:p>
      <text:p text:style-name="P3">Introdução:</text:p>
      <text:p text:style-name="P2"/>
      <text:p text:style-name="P8"><text:tab/>Foi proposto em sala de aula como projeto final da matéria Introdução a Sistemas Web a criação de um site em tema livre.</text:p>
      <text:p text:style-name="P8"><text:tab/>De acordo com que foi apresentado nas aulas desenvolvemos um site que fala sobre criptomoedas, o site contém apenas uma introdução sobre 4 criptomoedas que julgamos ser condizente com o que foi ensinado em aula, acrescentando poucas vezes tópicos não ensinados.</text:p>
      <text:p text:style-name="P8"><text:tab/><text:span text:style-name="T1">O site não é responsivo, pois chegamos a conclusão que fugiríamos do conteúdo apresentado, a visualização é melhor na resolução de </text:span><text:span text:style-name="T2">1366 x 768</text:span><text:span text:style-name="T1">. Também hospedamos o site usando o github pages e <text:s text:c="3"/>o site pode ser acessado pelo endereço: </text:span><text:a xlink:type="simple" xlink:href="https://guipaes.github.io/web0/" text:style-name="Internet_20_link" text:visited-style-name="Visited_20_Internet_20_Link"><text:span text:style-name="T1">https://guipaes.github.io/web0/</text:span></text:a><text:span text:style-name="T1">, além disso o código fonte pode ser visto e baixado em: </text:span><text:a xlink:type="simple" xlink:href="https://github.com/guipaes/web0" text:style-name="Internet_20_link" text:visited-style-name="Visited_20_Internet_20_Link"><text:span text:style-name="T1">https://github.com/guipaes/web0</text:span></text:a><text:span text:style-name="T1">, o relatório focará mais em explicar as técnicas não ensinadas em sala pelo professor, dando maior destaque as mesmas. <text:s/></text:span></text:p>
      <text:p text:style-name="P8"/>
      <text:p text:style-name="P8"/>
      <text:p text:style-name="P3">Código Fonte:</text:p>
      <text:p text:style-name="P3"/>
      <text:p text:style-name="P3"><text:tab/><text:span text:style-name="T5">O código é composto por 4 páginas em HTML e um arquivo em CSS, o código das páginas não são muito diferentes entre si, mudando somente o conteúdo em 3 delas. Segue o código da index.html e da bitcoin.html:</text:span></text:p>
      <text:p text:style-name="P3"><text:span text:style-name="T5"/></text:p>
      <text:p text:style-name="P4"><text:span text:style-name="T4">Index.html </text:span></text:p>
      <text:p text:style-name="P4"><text:span text:style-name="T4"/></text:p>
      <text:p text:style-name="P14"><text:span text:style-name="T7">&lt;</text:span><text:span text:style-name="T9">html</text:span><text:span text:style-name="T7">&gt;</text:span></text:p>
      <text:p text:style-name="P13"><text:span text:style-name="T6">&lt;</text:span><text:span text:style-name="T8">head</text:span><text:span text:style-name="T6">&gt;</text:span></text:p>
      <text:p text:style-name="P13"><text:span text:style-name="T6">&lt;</text:span><text:span text:style-name="T8">link</text:span> <text:span text:style-name="T10">href</text:span>=<text:span text:style-name="T11">"https://fonts.googleapis.com/css?family=Source+Code+Pro"</text:span> <text:span text:style-name="T10">rel</text:span>=<text:span text:style-name="T11">"stylesheet"</text:span><text:span text:style-name="T6">&gt;</text:span></text:p>
      <text:p text:style-name="P13"><text:span text:style-name="T6">&lt;</text:span><text:span text:style-name="T8">link</text:span> <text:span text:style-name="T10">href</text:span>=<text:span text:style-name="T11">"https://fonts.googleapis.com/css?family=Spectral+SC:400,800"</text:span> <text:span text:style-name="T10">rel</text:span>=<text:span text:style-name="T11">"stylesheet"</text:span><text:span text:style-name="T6">&gt;</text:span></text:p>
      <text:p text:style-name="P13"><text:span text:style-name="T6">&lt;</text:span><text:span text:style-name="T8">link</text:span> <text:span text:style-name="T10">href</text:span>=<text:span text:style-name="T11">"https://fonts.googleapis.com/css?family=Roboto:300"</text:span> <text:span text:style-name="T10">rel</text:span>=<text:span text:style-name="T11">"stylesheet"</text:span><text:span text:style-name="T6">&gt;</text:span></text:p>
      <text:p text:style-name="P13"><text:span text:style-name="T6">&lt;</text:span><text:span text:style-name="T8">link</text:span> <text:span text:style-name="T10">rel</text:span>=<text:span text:style-name="T11">"stylesheet"</text:span> <text:span text:style-name="T10">type</text:span>=<text:span text:style-name="T11">"text/css"</text:span> <text:span text:style-name="T10">href</text:span>=<text:span text:style-name="T11">"./css/estilos.css"</text:span><text:span text:style-name="T6">&gt;</text:span></text:p>
      <text:p text:style-name="P13"><text:span text:style-name="T6">&lt;</text:span><text:span text:style-name="T8">title</text:span><text:span text:style-name="T6">&gt;&lt;/</text:span><text:span text:style-name="T8">title</text:span><text:span text:style-name="T6">&gt;</text:span></text:p>
      <text:p text:style-name="P13"><text:span text:style-name="T6">&lt;/</text:span><text:span text:style-name="T8">head</text:span><text:span text:style-name="T6">&gt;</text:span></text:p>
      <text:p text:style-name="P13"><text:span text:style-name="T6">&lt;</text:span><text:span text:style-name="T8">body</text:span><text:span text:style-name="T6">&gt;</text:span></text:p>
      <text:p text:style-name="P13"><text:span text:style-name="T6">&lt;</text:span><text:span text:style-name="T8">div</text:span> <text:span text:style-name="T10">class</text:span>=<text:span text:style-name="T11">"navbar"</text:span><text:span text:style-name="T6">&gt;</text:span></text:p>
      <text:p text:style-name="P16"/>
      <text:p text:style-name="P13"><text:span text:style-name="T6">&lt;</text:span><text:span text:style-name="T8">ul</text:span><text:span text:style-name="T6">&gt;</text:span></text:p>
      <text:p text:style-name="P13"><text:span text:style-name="T6">&lt;</text:span><text:span text:style-name="T8">li</text:span><text:span text:style-name="T6">&gt;&lt;</text:span><text:span text:style-name="T8">a</text:span> <text:span text:style-name="T10">href</text:span>=<text:span text:style-name="T11">"bitcoin.html"</text:span><text:span text:style-name="T6">&gt;</text:span>Bitcoin<text:span text:style-name="T6">&lt;/</text:span><text:span text:style-name="T8">a</text:span><text:span text:style-name="T6">&gt;&lt;/</text:span><text:span text:style-name="T8">li</text:span><text:span text:style-name="T6">&gt;</text:span></text:p>
      <text:p text:style-name="P13"><text:span text:style-name="T6">&lt;</text:span><text:span text:style-name="T8">div</text:span> <text:span text:style-name="T10">class</text:span>=<text:span text:style-name="T11">"dropdown"</text:span><text:span text:style-name="T6">&gt;</text:span></text:p>
      <text:p text:style-name="P13"><text:span text:style-name="T6">&lt;</text:span><text:span text:style-name="T8">li</text:span><text:span text:style-name="T6">&gt;&lt;</text:span><text:span text:style-name="T8">a</text:span><text:span text:style-name="T6">&gt;</text:span>Altcoins <text:span text:style-name="T6">&lt;/</text:span><text:span text:style-name="T8">a</text:span><text:span text:style-name="T6">&gt;</text:span></text:p>
      <text:p text:style-name="P13"><text:span text:style-name="T6">&lt;</text:span><text:span text:style-name="T8">ul</text:span> <text:span text:style-name="T10">class</text:span>=<text:span text:style-name="T11">"dropdown-conteudo"</text:span><text:span text:style-name="T6">&gt;</text:span> </text:p>
      <text:p text:style-name="P13"><text:span text:style-name="T6">&lt;</text:span><text:span text:style-name="T8">li</text:span><text:span text:style-name="T6">&gt;&lt;</text:span><text:span text:style-name="T8">a</text:span> <text:span text:style-name="T10">href</text:span>=<text:span text:style-name="T11">"litecoin.html"</text:span><text:span text:style-name="T6">&gt;</text:span>Litecoin<text:span text:style-name="T6">&lt;/</text:span><text:span text:style-name="T8">a</text:span><text:span text:style-name="T6">&gt;&lt;/</text:span><text:span text:style-name="T8">li</text:span><text:span text:style-name="T6">&gt;</text:span></text:p>
      <text:p text:style-name="P13"><text:span text:style-name="T6">&lt;</text:span><text:span text:style-name="T8">li</text:span><text:span text:style-name="T6">&gt;&lt;</text:span><text:span text:style-name="T8">a</text:span> <text:span text:style-name="T10">href</text:span>=<text:span text:style-name="T11">"monero.html"</text:span><text:span text:style-name="T6">&gt;</text:span>Monero<text:span text:style-name="T6">&lt;/</text:span><text:span text:style-name="T8">a</text:span><text:span text:style-name="T6">&gt;&lt;/</text:span><text:span text:style-name="T8">li</text:span><text:span text:style-name="T6">&gt;</text:span></text:p>
      <text:p text:style-name="P13"><text:span text:style-name="T6">&lt;/</text:span><text:span text:style-name="T8">ul</text:span><text:span text:style-name="T6">&gt;</text:span></text:p>
      <text:p text:style-name="P13"><text:span text:style-name="T6">&lt;/</text:span><text:span text:style-name="T8">li</text:span><text:span text:style-name="T6">&gt;&lt;/</text:span><text:span text:style-name="T8">div</text:span><text:span text:style-name="T6">&gt;</text:span></text:p>
      <text:p text:style-name="P13"><text:span text:style-name="T6">&lt;/</text:span><text:span text:style-name="T8">ul</text:span><text:span text:style-name="T6">&gt;</text:span></text:p>
      <text:p text:style-name="P13"><text:span text:style-name="T6">&lt;/</text:span><text:span text:style-name="T8">div</text:span><text:span text:style-name="T6">&gt;</text:span></text:p>
      <text:p text:style-name="P13"><text:span text:style-name="T6">&lt;</text:span><text:span text:style-name="T8">br</text:span><text:span text:style-name="T6">&gt;&lt;</text:span><text:span text:style-name="T8">br</text:span><text:span text:style-name="T6">&gt;</text:span></text:p>
      <text:p text:style-name="P13"><text:soft-page-break/><text:span text:style-name="T6">&lt;</text:span><text:span text:style-name="T8">div</text:span> <text:span text:style-name="T10">class</text:span>=<text:span text:style-name="T11">"container fundo"</text:span><text:span text:style-name="T6">&gt;</text:span></text:p>
      <text:p text:style-name="P13"><text:span text:style-name="T6">&lt;</text:span><text:span text:style-name="T8">h1</text:span> <text:span text:style-name="T10">class</text:span>=<text:span text:style-name="T11">"hero-text"</text:span><text:span text:style-name="T6">&gt;</text:span>Bem-vindo!<text:span text:style-name="T6">&lt;</text:span><text:span text:style-name="T8">br</text:span><text:span text:style-name="T6">&gt;</text:span> Tenha acesso a informação sobre criptomoedas<text:span text:style-name="T6">&lt;/</text:span><text:span text:style-name="T8">h1</text:span><text:span text:style-name="T6">&gt;</text:span></text:p>
      <text:p text:style-name="P13"><text:span text:style-name="T6">&lt;/</text:span><text:span text:style-name="T8">div</text:span><text:span text:style-name="T6">&gt;</text:span></text:p>
      <text:p text:style-name="P13"><text:span text:style-name="T6">&lt;</text:span><text:span text:style-name="T8">div</text:span> <text:span text:style-name="T10">class</text:span>=<text:span text:style-name="T11">"separador"</text:span><text:span text:style-name="T6">&gt;</text:span></text:p>
      <text:p text:style-name="P13"><text:span text:style-name="T6">&lt;</text:span><text:span text:style-name="T8">p</text:span> <text:span text:style-name="T10">class</text:span>=<text:span text:style-name="T11">"team"</text:span><text:span text:style-name="T6">&gt;</text:span>Conheça o Time<text:span text:style-name="T6">&lt;/</text:span><text:span text:style-name="T8">p</text:span><text:span text:style-name="T6">&gt;</text:span></text:p>
      <text:p text:style-name="P13"><text:span text:style-name="T6">&lt;/</text:span><text:span text:style-name="T8">div</text:span><text:span text:style-name="T6">&gt;</text:span></text:p>
      <text:p text:style-name="P13"><text:span text:style-name="T6">&lt;</text:span><text:span text:style-name="T8">div</text:span> <text:span text:style-name="T10">class</text:span>=<text:span text:style-name="T11">"fotos-times"</text:span><text:span text:style-name="T6">&gt;</text:span></text:p>
      <text:p text:style-name="P13"><text:span text:style-name="T6">&lt;</text:span><text:span text:style-name="T8">img</text:span> <text:span text:style-name="T10">class</text:span>=<text:span text:style-name="T11">"pessoa"</text:span> <text:span text:style-name="T10">src</text:span> = <text:span text:style-name="T11">"./img/gui.jpeg"</text:span><text:span text:style-name="T6">&gt;</text:span></text:p>
      <text:p text:style-name="P13"><text:span text:style-name="T6">&lt;</text:span><text:span text:style-name="T8">img</text:span> <text:span text:style-name="T10">class</text:span>=<text:span text:style-name="T11">"pessoa"</text:span> <text:span text:style-name="T10">src</text:span> = <text:span text:style-name="T11">"./img/bell.jpeg"</text:span><text:span text:style-name="T6">&gt;</text:span></text:p>
      <text:p text:style-name="P13"><text:span text:style-name="T6">&lt;/</text:span><text:span text:style-name="T8">div</text:span><text:span text:style-name="T6">&gt;</text:span></text:p>
      <text:p text:style-name="P13"><text:span text:style-name="T6">&lt;/</text:span><text:span text:style-name="T8">body</text:span><text:span text:style-name="T6">&gt;</text:span></text:p>
      <text:p text:style-name="P13"><text:span text:style-name="T6">&lt;/</text:span><text:span text:style-name="T8">html</text:span><text:span text:style-name="T6">&gt;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9"><text:tab/>A index é bem simples composta basicamente por uma lista não ordenada, que serve de barra de navegação e divs que delimitam o conteúdo.</text:p>
      <text:p text:style-name="P9"/>
      <text:p text:style-name="P9"/>
      <text:p text:style-name="P5">Bitcoin.html (idêntica as outras páginas)</text:p>
      <text:p text:style-name="P5"/>
      <text:p text:style-name="P15"><text:span text:style-name="T6">&lt;</text:span><text:span text:style-name="T8">html</text:span><text:span text:style-name="T6">&gt;</text:span></text:p>
      <text:p text:style-name="P13"><text:span text:style-name="T6">&lt;</text:span><text:span text:style-name="T8">head</text:span><text:span text:style-name="T6">&gt;</text:span></text:p>
      <text:p text:style-name="P13"><text:span text:style-name="T6">&lt;</text:span><text:span text:style-name="T8">link</text:span> <text:span text:style-name="T10">href</text:span>=<text:span text:style-name="T11">"https://fonts.googleapis.com/css?family=Source+Code+Pro"</text:span> <text:span text:style-name="T10">rel</text:span>=<text:span text:style-name="T11">"stylesheet"</text:span><text:span text:style-name="T6">&gt;</text:span></text:p>
      <text:p text:style-name="P13"><text:span text:style-name="T6">&lt;</text:span><text:span text:style-name="T8">link</text:span> <text:span text:style-name="T10">href</text:span>=<text:span text:style-name="T11">"https://fonts.googleapis.com/css?family=Spectral+SC:400,800"</text:span> <text:span text:style-name="T10">rel</text:span>=<text:span text:style-name="T11">"stylesheet"</text:span><text:span text:style-name="T6">&gt;</text:span></text:p>
      <text:p text:style-name="P13"><text:span text:style-name="T6">&lt;</text:span><text:span text:style-name="T8">link</text:span> <text:span text:style-name="T10">href</text:span>=<text:span text:style-name="T11">"https://fonts.googleapis.com/css?family=Roboto:300"</text:span> <text:span text:style-name="T10">rel</text:span>=<text:span text:style-name="T11">"stylesheet"</text:span><text:span text:style-name="T6">&gt;</text:span></text:p>
      <text:p text:style-name="P13"><text:span text:style-name="T6">&lt;</text:span><text:span text:style-name="T8">link</text:span> <text:span text:style-name="T10">rel</text:span>=<text:span text:style-name="T11">"stylesheet"</text:span> <text:span text:style-name="T10">type</text:span>=<text:span text:style-name="T11">"text/css"</text:span> <text:span text:style-name="T10">href</text:span>=<text:span text:style-name="T11">"./css/estilos.css"</text:span><text:span text:style-name="T6">&gt;</text:span></text:p>
      <text:p text:style-name="P13"><text:span text:style-name="T6">&lt;</text:span><text:span text:style-name="T8">title</text:span><text:span text:style-name="T6">&gt;&lt;/</text:span><text:span text:style-name="T8">title</text:span><text:span text:style-name="T6">&gt;</text:span></text:p>
      <text:p text:style-name="P13"><text:span text:style-name="T6">&lt;/</text:span><text:span text:style-name="T8">head</text:span><text:span text:style-name="T6">&gt;</text:span></text:p>
      <text:p text:style-name="P13"><text:span text:style-name="T6">&lt;</text:span><text:span text:style-name="T8">body</text:span><text:span text:style-name="T6">&gt;</text:span></text:p>
      <text:p text:style-name="P13"><text:span text:style-name="T6">&lt;</text:span><text:span text:style-name="T8">div</text:span> <text:span text:style-name="T10">class</text:span>=<text:span text:style-name="T11">"navbar"</text:span><text:span text:style-name="T6">&gt;</text:span></text:p>
      <text:p text:style-name="P16"/>
      <text:p text:style-name="P13"><text:span text:style-name="T6">&lt;</text:span><text:span text:style-name="T8">ul</text:span><text:span text:style-name="T6">&gt;</text:span></text:p>
      <text:p text:style-name="P13"><text:span text:style-name="T6">&lt;</text:span><text:span text:style-name="T8">li</text:span><text:span text:style-name="T6">&gt;&lt;</text:span><text:span text:style-name="T8">a</text:span> <text:span text:style-name="T10">href</text:span>=<text:span text:style-name="T11">"bitcoin.html"</text:span><text:span text:style-name="T6">&gt;</text:span>Bitcoin<text:span text:style-name="T6">&lt;/</text:span><text:span text:style-name="T8">a</text:span><text:span text:style-name="T6">&gt;&lt;/</text:span><text:span text:style-name="T8">li</text:span><text:span text:style-name="T6">&gt;</text:span></text:p>
      <text:p text:style-name="P13"><text:span text:style-name="T6">&lt;</text:span><text:span text:style-name="T8">div</text:span> <text:span text:style-name="T10">class</text:span>=<text:span text:style-name="T11">"dropdown"</text:span><text:span text:style-name="T6">&gt;</text:span></text:p>
      <text:p text:style-name="P13"><text:span text:style-name="T6">&lt;</text:span><text:span text:style-name="T8">li</text:span><text:span text:style-name="T6">&gt;&lt;</text:span><text:span text:style-name="T8">a</text:span><text:span text:style-name="T6">&gt;</text:span>Altcoins <text:span text:style-name="T6">&lt;/</text:span><text:span text:style-name="T8">a</text:span><text:span text:style-name="T6">&gt;</text:span></text:p>
      <text:p text:style-name="P13"><text:span text:style-name="T6">&lt;</text:span><text:span text:style-name="T8">ul</text:span> <text:span text:style-name="T10">class</text:span>=<text:span text:style-name="T11">"dropdown-conteudo"</text:span><text:span text:style-name="T6">&gt;</text:span> </text:p>
      <text:p text:style-name="P13"><text:span text:style-name="T6">&lt;</text:span><text:span text:style-name="T8">li</text:span><text:span text:style-name="T6">&gt;&lt;</text:span><text:span text:style-name="T8">a</text:span> <text:span text:style-name="T10">href</text:span>=<text:span text:style-name="T11">"litecoin.html"</text:span><text:span text:style-name="T6">&gt;</text:span>Litecoin<text:span text:style-name="T6">&lt;/</text:span><text:span text:style-name="T8">a</text:span><text:span text:style-name="T6">&gt;&lt;/</text:span><text:span text:style-name="T8">li</text:span><text:span text:style-name="T6">&gt;</text:span></text:p>
      <text:p text:style-name="P13"><text:span text:style-name="T6">&lt;</text:span><text:span text:style-name="T8">li</text:span><text:span text:style-name="T6">&gt;&lt;</text:span><text:span text:style-name="T8">a</text:span> <text:span text:style-name="T10">href</text:span>=<text:span text:style-name="T11">"monero.html"</text:span><text:span text:style-name="T6">&gt;</text:span>Monero<text:span text:style-name="T6">&lt;/</text:span><text:span text:style-name="T8">a</text:span><text:span text:style-name="T6">&gt;&lt;/</text:span><text:span text:style-name="T8">li</text:span><text:span text:style-name="T6">&gt;</text:span></text:p>
      <text:p text:style-name="P13"><text:span text:style-name="T6">&lt;/</text:span><text:span text:style-name="T8">ul</text:span><text:span text:style-name="T6">&gt;</text:span></text:p>
      <text:p text:style-name="P13"><text:span text:style-name="T6">&lt;/</text:span><text:span text:style-name="T8">li</text:span><text:span text:style-name="T6">&gt;&lt;/</text:span><text:span text:style-name="T8">div</text:span><text:span text:style-name="T6">&gt;</text:span></text:p>
      <text:p text:style-name="P13"><text:span text:style-name="T6">&lt;/</text:span><text:span text:style-name="T8">ul</text:span><text:span text:style-name="T6">&gt;</text:span></text:p>
      <text:p text:style-name="P13"><text:span text:style-name="T6">&lt;/</text:span><text:span text:style-name="T8">div</text:span><text:span text:style-name="T6">&gt;</text:span></text:p>
      <text:p text:style-name="P13"><text:span text:style-name="T6">&lt;</text:span><text:span text:style-name="T8">br</text:span><text:span text:style-name="T6">&gt;&lt;</text:span><text:span text:style-name="T8">br</text:span><text:span text:style-name="T6">&gt;&lt;</text:span><text:span text:style-name="T8">br</text:span><text:span text:style-name="T6">&gt;</text:span></text:p>
      <text:p text:style-name="P13"><text:span text:style-name="T6">&lt;</text:span><text:span text:style-name="T8">div</text:span> <text:span text:style-name="T10">class</text:span>=<text:span text:style-name="T11">"container"</text:span><text:span text:style-name="T6">&gt;</text:span></text:p>
      <text:p text:style-name="P13"><text:span text:style-name="T6"><text:s/>&lt;</text:span><text:span text:style-name="T8">img</text:span> <text:span text:style-name="T10">class</text:span> =<text:span text:style-name="T11">"img-coin"</text:span> <text:span text:style-name="T10">src</text:span> = <text:span text:style-name="T11">"./</text:span><text:span text:style-name="T12">p</text:span><text:span text:style-name="T11">img/bitcoin.png"</text:span><text:span text:style-name="T6">&gt;</text:span></text:p>
      <text:p text:style-name="P13"><text:soft-page-break/><text:span text:style-name="T6">&lt;</text:span><text:span text:style-name="T8">br</text:span><text:span text:style-name="T6">&gt;</text:span></text:p>
      <text:p text:style-name="P13"><text:span text:style-name="T6">&lt;</text:span><text:span text:style-name="T8">br</text:span><text:span text:style-name="T6">&gt;</text:span></text:p>
      <text:p text:style-name="P13"><text:span text:style-name="T6">&lt;</text:span><text:span text:style-name="T8">p</text:span> <text:span text:style-name="T10">class</text:span>=<text:span text:style-name="T11">"text-coin"</text:span><text:span text:style-name="T6">&gt;</text:span>Bitcoin é uma moeda digital do tipo criptomoeda descentralizada e, também um sistema econômico alternativo (peer-to-peer electronic cash system), apresentada em 2008 na lista de discussão The Cryptography Mailing por um programador, ou um grupo de programadores, de pseudônimo Satoshi Nakamoto. É considerada a primeira moeda digital mundial descentralizada, e responsável pelo ressurgimento do sistema bancário livre.</text:p>
      <text:p text:style-name="P13">O bitcoin permite transações financeiras sem intermediários, mas verificadas por todos os nós da rede Bitcoin, que são gravadas em um banco de dados distribuídos, chamado de blockchain.<text:span text:style-name="T6">&lt;/</text:span><text:span text:style-name="T8">p</text:span><text:span text:style-name="T6">&gt;</text:span></text:p>
      <text:p text:style-name="P13"><text:span text:style-name="T6">&lt;/</text:span><text:span text:style-name="T8">div</text:span><text:span text:style-name="T6">&gt;</text:span></text:p>
      <text:p text:style-name="P13"><text:span text:style-name="T6">&lt;/</text:span><text:span text:style-name="T8">body</text:span><text:span text:style-name="T6">&gt;</text:span></text:p>
      <text:p text:style-name="P13"><text:span text:style-name="T6">&lt;/</text:span><text:span text:style-name="T8">html</text:span><text:span text:style-name="T6">&gt;</text:span></text:p>
      <text:p text:style-name="P10"/>
      <text:p text:style-name="P10"/>
      <text:p text:style-name="P10"><text:tab/>A bitcoin.html lembra a index, usando novamente a lista não ordenada como barra de navegação, a diferença é quantidade <text:span text:style-name="T13">de divs já que o conteúdo é mais simples.</text:span></text:p>
      <text:p text:style-name="P10"/>
      <text:p text:style-name="P10"><text:tab/><text:span text:style-name="T13">No geral o html é bem simples, mas podemos perceber que basicamente todo elemento é acompanhado de um atributo class, o site foi muito mais focado na parte do CSS que é um arquivo bem extenso. </text:span></text:p>
      <text:p text:style-name="P10"/>
      <text:p text:style-name="P10"/>
      <text:p text:style-name="P6">Estilos.css</text:p>
      <text:p text:style-name="P10"/>
      <text:p text:style-name="P13"><text:span text:style-name="T14">html, body</text:span>{</text:p>
      <text:p text:style-name="P13"><text:span text:style-name="T10">margin</text:span>: <text:span text:style-name="T15">0</text:span>;</text:p>
      <text:p text:style-name="P13"><text:span text:style-name="T10">padding</text:span>: <text:span text:style-name="T15">0</text:span>;</text:p>
      <text:p text:style-name="P13">}</text:p>
      <text:p text:style-name="P16"/>
      <text:p text:style-name="P13"><text:span text:style-name="T14">.navbar</text:span>{</text:p>
      <text:p text:style-name="P13"><text:span text:style-name="T10">width</text:span>: <text:span text:style-name="T15">100%</text:span>;</text:p>
      <text:p text:style-name="P13"><text:span text:style-name="T10">height</text:span>:<text:span text:style-name="T15">8%</text:span>;</text:p>
      <text:p text:style-name="P13"><text:span text:style-name="T10">background-color</text:span>: <text:span text:style-name="T11">#444444</text:span>;</text:p>
      <text:p text:style-name="P13"><text:span text:style-name="T10">margin-top</text:span>: <text:span text:style-name="T15">0</text:span>;</text:p>
      <text:p text:style-name="P13"><text:span text:style-name="T10">margin-right</text:span>: <text:span text:style-name="T15">0</text:span>;</text:p>
      <text:p text:style-name="P13"><text:span text:style-name="T10">margin-left</text:span>: <text:span text:style-name="T15">0</text:span>;</text:p>
      <text:p text:style-name="P13"><text:span text:style-name="T10">position</text:span>: <text:span text:style-name="T11">fixed</text:span>;</text:p>
      <text:p text:style-name="P13"><text:span text:style-name="T10">font-family</text:span>: <text:span text:style-name="T11">'Source Code Pro'</text:span>;</text:p>
      <text:p text:style-name="P16"/>
      <text:p text:style-name="P13">}</text:p>
      <text:p text:style-name="P17"><text:line-break/><text:line-break/></text:p>
      <text:p text:style-name="P13"><text:span text:style-name="T14">ul</text:span>{</text:p>
      <text:p text:style-name="P13"><text:span text:style-name="T10">list-style</text:span>: <text:span text:style-name="T11">none</text:span>;</text:p>
      <text:p text:style-name="P13"><text:soft-page-break/><text:span text:style-name="T10">margin</text:span>: <text:span text:style-name="T15">0</text:span>;</text:p>
      <text:p text:style-name="P13"><text:span text:style-name="T10">padding</text:span>:<text:span text:style-name="T15">0</text:span>;</text:p>
      <text:p text:style-name="P13"><text:span text:style-name="T10">display</text:span>: <text:span text:style-name="T11">inline-block</text:span>;</text:p>
      <text:p text:style-name="P13"><text:span text:style-name="T10">color</text:span>:<text:span text:style-name="T11">#ffffff</text:span>;</text:p>
      <text:p text:style-name="P13"><text:span text:style-name="T10">margin-left</text:span>: <text:span text:style-name="T15">85%</text:span>;</text:p>
      <text:p text:style-name="P13"><text:span text:style-name="T10">position</text:span>: <text:span text:style-name="T11">relative</text:span>;</text:p>
      <text:p text:style-name="P13">}</text:p>
      <text:p text:style-name="P16"/>
      <text:p text:style-name="P13"><text:span text:style-name="T14">li, a</text:span>{</text:p>
      <text:p text:style-name="P16"/>
      <text:p text:style-name="P13"><text:span text:style-name="T10">display</text:span>: <text:span text:style-name="T11">inline-block</text:span>;</text:p>
      <text:p text:style-name="P13"><text:span text:style-name="T10">text-align</text:span>: <text:span text:style-name="T11">center</text:span>;</text:p>
      <text:p text:style-name="P13"><text:span text:style-name="T10">padding</text:span>: <text:span text:style-name="T15">7pt</text:span> <text:span text:style-name="T15">5px</text:span>;</text:p>
      <text:p text:style-name="P16"/>
      <text:p text:style-name="P13">}</text:p>
      <text:p text:style-name="P16"/>
      <text:p text:style-name="P13"><text:span text:style-name="T14">.dropdown</text:span>{</text:p>
      <text:p text:style-name="P16"/>
      <text:p text:style-name="P13"><text:span text:style-name="T10">position</text:span>: <text:span text:style-name="T11">relative</text:span>;</text:p>
      <text:p text:style-name="P13"><text:span text:style-name="T10">display</text:span>: <text:span text:style-name="T11">inline-block</text:span></text:p>
      <text:p text:style-name="P16"/>
      <text:p text:style-name="P13">}</text:p>
      <text:p text:style-name="P16"/>
      <text:p text:style-name="P13"><text:span text:style-name="T14">li:hover, a:hover</text:span>{</text:p>
      <text:p text:style-name="P16"/>
      <text:p text:style-name="P13"><text:span text:style-name="T10">background-color</text:span>: <text:span text:style-name="T11">#111111</text:span>; </text:p>
      <text:p text:style-name="P16"/>
      <text:p text:style-name="P13">}</text:p>
      <text:p text:style-name="P18"/>
      <text:p text:style-name="P13"><text:span text:style-name="T14">.dropdown-conteudo</text:span>{</text:p>
      <text:p text:style-name="P13"><text:span text:style-name="T10">display</text:span>:<text:span text:style-name="T11">none</text:span>;</text:p>
      <text:p text:style-name="P13"><text:span text:style-name="T10">position</text:span>: <text:span text:style-name="T11">absolute</text:span>;</text:p>
      <text:p text:style-name="P13"><text:span text:style-name="T10">box-shadow</text:span>: <text:span text:style-name="T15">10px</text:span> <text:span text:style-name="T15">8px</text:span> <text:span text:style-name="T15">16px</text:span> <text:span text:style-name="T15">0px</text:span> ;</text:p>
      <text:p text:style-name="P13">}</text:p>
      <text:p text:style-name="P16"/>
      <text:p text:style-name="P13"><text:span text:style-name="T14">.dropdown:hover .dropdown-conteudo</text:span> {</text:p>
      <text:p text:style-name="P13"><text:span text:style-name="T10">display</text:span>: <text:span text:style-name="T11">block</text:span>;</text:p>
      <text:p text:style-name="P13"><text:span text:style-name="T10">background-color</text:span>: <text:span text:style-name="T11">#444444</text:span>;</text:p>
      <text:p text:style-name="P13"><text:span text:style-name="T10">text-align</text:span>: <text:span text:style-name="T11">center</text:span>;</text:p>
      <text:p text:style-name="P13"><text:span text:style-name="T10">position</text:span>: <text:span text:style-name="T11">absolute</text:span>;</text:p>
      <text:p text:style-name="P13"><text:span text:style-name="T10">margin-top</text:span>: <text:span text:style-name="T15">8%</text:span>;</text:p>
      <text:p text:style-name="P13"><text:span text:style-name="T10">margin-left</text:span>: <text:span text:style-name="T15">2px</text:span>;</text:p>
      <text:p text:style-name="P13"><text:span text:style-name="T10">right</text:span>:<text:span text:style-name="T15">0</text:span>;</text:p>
      <text:p text:style-name="P13">}</text:p>
      <text:p text:style-name="P16"/>
      <text:p text:style-name="P13"><text:span text:style-name="T14">.dropdown-conteudo a</text:span> {</text:p>
      <text:p text:style-name="P13"><text:soft-page-break/><text:span text:style-name="T10">color</text:span>: <text:span text:style-name="T11">#ffffff</text:span>;</text:p>
      <text:p text:style-name="P13"><text:span text:style-name="T10">text-decoration</text:span>: <text:span text:style-name="T11">none</text:span>;</text:p>
      <text:p text:style-name="P13"><text:span text:style-name="T10">width</text:span>: <text:span text:style-name="T15">120px</text:span>;</text:p>
      <text:p text:style-name="P13"><text:span text:style-name="T10">margin-left</text:span>: <text:span text:style-name="T15">0</text:span>;</text:p>
      <text:p text:style-name="P13"><text:span text:style-name="T10">margin-right</text:span>: <text:span text:style-name="T15">0</text:span>;</text:p>
      <text:p text:style-name="P13">}</text:p>
      <text:p text:style-name="P13"><text:span text:style-name="T14">a:visited</text:span>{</text:p>
      <text:p text:style-name="P13"><text:span text:style-name="T10">color</text:span>:<text:span text:style-name="T11">#ffffff</text:span>; </text:p>
      <text:p text:style-name="P13"><text:span text:style-name="T10">text-decoration</text:span>: <text:span text:style-name="T11">none</text:span>;</text:p>
      <text:p text:style-name="P13">}</text:p>
      <text:p text:style-name="P16"/>
      <text:p text:style-name="P13"><text:span text:style-name="T14">.container</text:span>{</text:p>
      <text:p text:style-name="P16"/>
      <text:p text:style-name="P13"><text:span text:style-name="T10">width</text:span>: <text:span text:style-name="T15">100%</text:span>;</text:p>
      <text:p text:style-name="P13"><text:span text:style-name="T10">height</text:span>: <text:span text:style-name="T15">85%</text:span>;</text:p>
      <text:p text:style-name="P13"><text:span text:style-name="T10">margin</text:span>: <text:span text:style-name="T11">auto</text:span>;</text:p>
      <text:p text:style-name="P13">}</text:p>
      <text:p text:style-name="P16"/>
      <text:p text:style-name="P13"><text:span text:style-name="T14">.fundo</text:span>{</text:p>
      <text:p text:style-name="P13"><text:span text:style-name="T10">background-image</text:span>: <text:span text:style-name="T16">url</text:span>(<text:span text:style-name="T11">'../img/fundo.jpg'</text:span>);</text:p>
      <text:p text:style-name="P13">}</text:p>
      <text:p text:style-name="P16"/>
      <text:p text:style-name="P13"><text:span text:style-name="T14">.container-header</text:span>{</text:p>
      <text:p text:style-name="P13"><text:span text:style-name="T10">font-family</text:span>: <text:span text:style-name="T11">'Spectral SC'</text:span>;</text:p>
      <text:p text:style-name="P13"><text:span text:style-name="T10">margin</text:span>: <text:span text:style-name="T11">auto</text:span>;</text:p>
      <text:p text:style-name="P13"><text:span text:style-name="T10">text-align</text:span>: <text:span text:style-name="T11">center</text:span>;</text:p>
      <text:p text:style-name="P13"><text:span text:style-name="T10">font-size</text:span>: <text:span text:style-name="T15">50px</text:span>;</text:p>
      <text:p text:style-name="P13">}</text:p>
      <text:p text:style-name="P16"/>
      <text:p text:style-name="P13"><text:span text:style-name="T14">.separador</text:span>{</text:p>
      <text:p text:style-name="P13"><text:span text:style-name="T10">background-color</text:span>: <text:span text:style-name="T11">#2F4F4F</text:span>;</text:p>
      <text:p text:style-name="P13"><text:span text:style-name="T10">height</text:span>: <text:span text:style-name="T15">42px</text:span>;</text:p>
      <text:p text:style-name="P13"><text:span text:style-name="T10">width</text:span>: <text:span text:style-name="T15">100%</text:span>;</text:p>
      <text:p text:style-name="P13">}</text:p>
      <text:p text:style-name="P16"/>
      <text:p text:style-name="P13"><text:span text:style-name="T14">.team</text:span>{</text:p>
      <text:p text:style-name="P13"><text:span text:style-name="T10">margin</text:span>: <text:span text:style-name="T11">auto</text:span>;</text:p>
      <text:p text:style-name="P13"><text:span text:style-name="T10">color</text:span>: <text:span text:style-name="T11">#ffffff</text:span>;</text:p>
      <text:p text:style-name="P13"><text:span text:style-name="T10">text-align</text:span>: <text:span text:style-name="T11">center</text:span>;</text:p>
      <text:p text:style-name="P13"><text:span text:style-name="T10">font-family</text:span>: <text:span text:style-name="T11">'Source Code Pro'</text:span>;</text:p>
      <text:p text:style-name="P13"><text:span text:style-name="T10">font-size</text:span>: <text:span text:style-name="T15">32px</text:span>;</text:p>
      <text:p text:style-name="P13">}</text:p>
      <text:p text:style-name="P16"/>
      <text:p text:style-name="P13"><text:span text:style-name="T14">.fotos-times</text:span>{</text:p>
      <text:p text:style-name="P13"><text:span text:style-name="T10">margin</text:span>: <text:span text:style-name="T11">auto</text:span>;</text:p>
      <text:p text:style-name="P13"><text:span text:style-name="T10">width</text:span>: <text:span text:style-name="T15">100%</text:span>;</text:p>
      <text:p text:style-name="P13"><text:span text:style-name="T10">display</text:span>: <text:span text:style-name="T11">block</text:span>;</text:p>
      <text:p text:style-name="P13"><text:soft-page-break/><text:span text:style-name="T10">background-color</text:span> #f5f5f5;</text:p>
      <text:p text:style-name="P13">}</text:p>
      <text:p text:style-name="P16"/>
      <text:p text:style-name="P13"><text:span text:style-name="T14">.pessoa</text:span>{</text:p>
      <text:p text:style-name="P13"><text:span text:style-name="T10">display</text:span>: <text:span text:style-name="T11">inline-block</text:span>;</text:p>
      <text:p text:style-name="P13"><text:span text:style-name="T10">height</text:span>: <text:span text:style-name="T15">300px</text:span>;</text:p>
      <text:p text:style-name="P13"><text:span text:style-name="T10">margin-top</text:span>:<text:span text:style-name="T15">25px</text:span>;</text:p>
      <text:p text:style-name="P13"><text:span text:style-name="T10">margin-left</text:span>:<text:span text:style-name="T15">18%</text:span>;</text:p>
      <text:p text:style-name="P13"><text:span text:style-name="T10">box-shadow</text:span>: <text:span text:style-name="T15">0</text:span> <text:span text:style-name="T15">4px</text:span> <text:span text:style-name="T15">8px</text:span> <text:span text:style-name="T15">0</text:span> <text:span text:style-name="T16">rgba</text:span>(<text:span text:style-name="T15">0</text:span>, <text:span text:style-name="T15">0</text:span>, <text:span text:style-name="T15">0</text:span>, <text:span text:style-name="T15">0.2</text:span>), <text:span text:style-name="T15">0</text:span> <text:span text:style-name="T15">6px</text:span> <text:span text:style-name="T15">20px</text:span> <text:span text:style-name="T15">0</text:span> <text:span text:style-name="T16">rgba</text:span>(<text:span text:style-name="T15">0</text:span>, <text:span text:style-name="T15">0</text:span>, <text:span text:style-name="T15">0</text:span>, <text:span text:style-name="T15">0.19</text:span>);</text:p>
      <text:p text:style-name="P16"/>
      <text:p text:style-name="P13">}</text:p>
      <text:p text:style-name="P16"/>
      <text:p text:style-name="P13"><text:span text:style-name="T14">.hero-text</text:span> {</text:p>
      <text:p text:style-name="P13"><text:span text:style-name="T10">text-align</text:span>: <text:span text:style-name="T11">center</text:span>;</text:p>
      <text:p text:style-name="P13"><text:span text:style-name="T10">position</text:span>: <text:span text:style-name="T11">absolute</text:span>;</text:p>
      <text:p text:style-name="P13"><text:span text:style-name="T10">top</text:span>: <text:span text:style-name="T15">30%</text:span>;</text:p>
      <text:p text:style-name="P13"><text:span text:style-name="T10">left</text:span>: <text:span text:style-name="T15">50%</text:span>;</text:p>
      <text:p text:style-name="P13"><text:span text:style-name="T10">transform</text:span>: <text:span text:style-name="T16">translate</text:span>(<text:span text:style-name="T15">-50%</text:span>, <text:span text:style-name="T15">-50%</text:span>);</text:p>
      <text:p text:style-name="P13"><text:span text:style-name="T10">color</text:span>: <text:span text:style-name="T11">#000000</text:span>;</text:p>
      <text:p text:style-name="P13"><text:span text:style-name="T10">font-size</text:span>: <text:span text:style-name="T15">42px</text:span>;</text:p>
      <text:p text:style-name="P13"><text:span text:style-name="T10">text-shadow</text:span>:<text:span text:style-name="T15">1px</text:span> <text:span text:style-name="T15">1px</text:span>;</text:p>
      <text:p text:style-name="P13"><text:span text:style-name="T10">font-family</text:span>: <text:span text:style-name="T11">'Roboto'</text:span>;</text:p>
      <text:p text:style-name="P13">}</text:p>
      <text:p text:style-name="P16"/>
      <text:p text:style-name="P13"><text:span text:style-name="T14">.img-coin</text:span>{</text:p>
      <text:p text:style-name="P13"><text:span text:style-name="T10">height</text:span>: <text:span text:style-name="T15">300px</text:span>;</text:p>
      <text:p text:style-name="P13"><text:span text:style-name="T10">width</text:span>: <text:span text:style-name="T15">400px</text:span>;</text:p>
      <text:p text:style-name="P13"><text:span text:style-name="T10">display</text:span>: <text:span text:style-name="T11">block</text:span>;</text:p>
      <text:p text:style-name="P13"><text:span text:style-name="T10">margin</text:span>: <text:span text:style-name="T11">auto</text:span>;</text:p>
      <text:p text:style-name="P13">}</text:p>
      <text:p text:style-name="P16"/>
      <text:p text:style-name="P13"><text:span text:style-name="T14">.text-coin</text:span>{</text:p>
      <text:p text:style-name="P13"><text:span text:style-name="T10">margin</text:span>: <text:span text:style-name="T15">25px</text:span> <text:span text:style-name="T15">25px</text:span> <text:span text:style-name="T15">25px</text:span> <text:span text:style-name="T15">25px</text:span>;</text:p>
      <text:p text:style-name="P13">}</text:p>
      <text:p text:style-name="P10"/>
      <text:p text:style-name="P10"/>
      <text:p text:style-name="P12"><text:tab/>Apesar de grande o CSS é bem simples, um dos únicos elementos que fogem do conteúdo ministrado é a barra de navegação com um dropdown a técnica é implementada usando as classes .navbar, .navbar-conteudo, .dropdown, dropdown-conteudo, .dropdown-conteudo:hover e as tags de ul, li, a e suas interações com outras tags e hovers, basicamente existem duas listas não ordenadas a principal (Bitcoin e Altcoin) e a secundária que é declarada dentro do li Altcoin. Por padrão a segunda lista usa display: none para ficar invisível e ao utlizar o hover em .dropdown passa a ser display block, o que causa a falsa sensação de um dropdown, quando na verdade a lista só muda de display:none para display:block. O outros itens usados na lista são basicamente para estilizá-la e posicioná-la no topo da tela. Também foi necessário zerar qualquer margin e padding do navegador para que a barra de navegação pudesse ocupar todo o topo. Ainda foi utlizado os atributos de box-shadow <text:span text:style-name="T17">para definir uma sombra, atributo funciona declarando o calibre da sombra a cor e alfa usando a propriedade rgba, </text:span><text:soft-page-break/><text:span text:style-name="T17">causando a impressão de “cartão” <text:s/>nas fotos . Fora isso foi utilizado apenas CSS básico separado em classes e até estilizando as tags direto.</text:span></text:p>
      <text:p text:style-name="P12"/>
      <text:p text:style-name="P12"/>
      <text:p text:style-name="P12"/>
      <text:p text:style-name="P7">Conclusão</text:p>
      <text:p text:style-name="P7"/>
      <text:p text:style-name="P7"><text:tab/><text:span text:style-name="T3">O trabalho foi muito útil para colocarmos em prática o que aprendemos em sala e também para aprendermos um pouco mais por fora e a matéria de Web tem a vantagem de ser possível fazer um site com uma aparência de qualidade com facilidade o que, com certeza, motiva os alunos.</text:span>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42:34.665059459</meta:creation-date>
    <dc:date>2017-12-15T13:03:13.315537406</dc:date>
    <meta:editing-duration>PT29M31S</meta:editing-duration>
    <meta:editing-cycles>8</meta:editing-cycles>
    <meta:generator>LibreOffice/5.4.3.2$Linux_X86_64 LibreOffice_project/40m0$Build-2</meta:generator>
    <meta:document-statistic meta:table-count="0" meta:image-count="0" meta:object-count="0" meta:page-count="8" meta:paragraph-count="206" meta:word-count="986" meta:character-count="7304" meta:non-whitespace-character-count="6499"/>
  </office:meta>
</office:document-meta>
</file>